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paragraph-properties fo:margin-top="0cm" fo:margin-bottom="0.499cm" loext:contextual-spacing="false"/>
      <style:text-properties fo:font-weight="bold" style:font-weight-asian="bold" style:font-weight-complex="bold"/>
    </style:style>
    <style:style style:name="P3" style:family="paragraph" style:parent-style-name="Text_20_body">
      <style:text-properties fo:font-size="12pt" style:text-underline-style="none" fo:font-weight="normal" style:font-size-asian="12pt" style:font-weight-asian="normal" style:font-size-complex="12pt" style:font-weight-complex="normal"/>
    </style:style>
    <style:style style:name="P4" style:family="paragraph" style:parent-style-name="Text_20_body">
      <style:text-properties fo:font-size="12pt" style:text-underline-style="none" fo:font-weight="bold" officeooo:rsid="002a85d2" officeooo:paragraph-rsid="002a85d2" style:font-size-asian="12pt" style:font-weight-asian="bold" style:font-size-complex="12pt" style:font-weight-complex="bold"/>
    </style:style>
    <style:style style:name="P5" style:family="paragraph" style:parent-style-name="Text_20_body">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ize="18pt" style:font-size-asian="15.75pt" style:font-size-complex="18pt"/>
    </style:style>
    <style:style style:name="T4" style:family="text">
      <style:text-properties fo:font-size="18pt" officeooo:rsid="00132c5a" style:font-size-asian="15.75pt" style:font-size-complex="18pt"/>
    </style:style>
    <style:style style:name="T5" style:family="text">
      <style:text-properties fo:font-size="18pt" fo:font-weight="bold" style:font-size-asian="15.75pt" style:font-weight-asian="bold" style:font-size-complex="18pt" style:font-weight-complex="bold"/>
    </style:style>
    <style:style style:name="T6" style:family="text">
      <style:text-properties fo:font-size="18pt" style:text-underline-style="solid" style:text-underline-width="auto" style:text-underline-color="font-color" fo:font-weight="bold" officeooo:rsid="00132c5a" style:font-size-asian="15.75pt" style:font-weight-asian="bold" style:font-size-complex="18pt" style:font-weight-complex="bold"/>
    </style:style>
    <style:style style:name="T7" style:family="text">
      <style:text-properties fo:font-size="18pt" style:text-underline-style="solid" style:text-underline-width="auto" style:text-underline-color="font-color" officeooo:rsid="00132c5a" style:font-size-asian="15.75pt" style:font-size-complex="18pt"/>
    </style:style>
    <style:style style:name="T8" style:family="text">
      <style:text-properties officeooo:rsid="00132c5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span text:style-name="T6">GDB REMOTE DEBUGGING</text:span></text:p>
      <text:p text:style-name="P4">by thegeekstuff.com</text:p>
      <text:p text:style-name="P3"><text:span text:style-name="T8">Remote debugging is the process of debugging a program running on a different system (called target) from a different system (called host).</text:span></text:p>
      <text:p text:style-name="Text_20_body">To start remote debugging, a debugger running on host machine connects to a program which is running on the target via network.</text:p>
      <text:p text:style-name="Text_20_body">The debugger in the host can then control the execution of the program on the remote system and retrieve information about its state.<text:line-break/><text:bookmark text:name="more-15516"/><text:line-break/>Remote debugging is often useful in case of embedded applications where the resources are limited.</text:p>
      <text:p text:style-name="Text_20_body">In this tutorial, we will see how we can debug programs running on a different system using GDB Server.</text:p>
      <text:h text:style-name="Heading_20_3" text:outline-level="3">1. Install gbdserver on Target System</text:h>
      <text:p text:style-name="Text_20_body">Target machine is the one which is running the program which you have to debug. You need to have the “gdbserver” executable on the target machine.</text:p>
      <text:p text:style-name="P2">$ sudo apt-get install gdbserver</text:p>
      <text:p text:style-name="Text_20_body">To do remote debugging, start your program using the gdbserver. gdbserver then automatically suspends the execution of your program at its entry point, and it waits for a debugger to connect to it. gdbserver doesn’t need the symbols from your program to debug. So you can strip symbols out of your program binary to save space.</text:p>
      <text:p text:style-name="P1">$ gdbserver localhost:2000 my_prg </text:p>
      <text:p text:style-name="P1"/>
      <text:p text:style-name="P1">Process program created; pid = 2045</text:p>
      <text:p text:style-name="P2">Listening on port 2000</text:p>
      <text:p text:style-name="Text_20_body">The above command suspend the execution on my_prg, and waits for a debugger to connect to it on port 2000.</text:p>
      <text:h text:style-name="Heading_20_3" text:outline-level="3">2. Launch gdb on Host System</text:h>
      <text:p text:style-name="Text_20_body">The executable file and the libraries in the host, must exactly match the executable file and libraries on the target, with an exception that the target binary symbols can be stripped. You can also load the symbols separately in the host using “file” command in gdb.</text:p>
      <text:p text:style-name="Text_20_body">Run GDB on the host.</text:p>
      <text:p text:style-name="P1">$ gdb my_prg</text:p>
      <text:p text:style-name="P2">(gdb)</text:p>
      <text:p text:style-name="P5">Use “target remote” to connect to the target system.</text:p>
      <text:p text:style-name="P2">(gdb) target remote 192.168.1.10:2000</text:p>
      <text:p text:style-name="Text_20_body">Now you can run the normal gdb commands, as if you are debugging a local gdb program.</text:p>
      <text:p text:style-name="Text_20_body"><text:soft-page-break/>On Target Machine,</text:p>
      <text:p text:style-name="P1">$ gdbserver localhost:2000 my_prg</text:p>
      <text:p text:style-name="P1">Process my_prg created; pid = 20624</text:p>
      <text:p text:style-name="P2">Listening on port 2000</text:p>
      <text:p text:style-name="Text_20_body">On Host Machine,</text:p>
      <text:p text:style-name="P1">$ gdb my_prg</text:p>
      <text:p text:style-name="P1"/>
      <text:p text:style-name="P1">(gdb) target remote 192.168.1.10:2000</text:p>
      <text:p text:style-name="P1">Remote debugging using 192.168.1.10:2000</text:p>
      <text:p text:style-name="P1">Loaded symbols for /lib64/ld-linux-x86-64.so.2</text:p>
      <text:p text:style-name="P1">0x00007ffff7dddaf0 in ?? () from /lib64/ld-linux-x86-64.so.2</text:p>
      <text:p text:style-name="P1">(gdb) b main</text:p>
      <text:p text:style-name="P1">Breakpoint 1 at 0x400550</text:p>
      <text:p text:style-name="P1">(gdb) continue </text:p>
      <text:p text:style-name="P1">Continuing.</text:p>
      <text:p text:style-name="P1"/>
      <text:p text:style-name="P2">Breakpoint 1, 0x0000000000400550 in main ()</text:p>
      <text:p text:style-name="Text_20_body">Now we have connected the gdb for remote debugging. In the last example, we have put a <text:a xlink:type="simple" xlink:href="http://www.thegeekstuff.com/2013/11/gdb-breakpoint-backtrace/" text:style-name="Internet_20_link" text:visited-style-name="Visited_20_Internet_20_Link">breakpoint</text:a> in main() function. If we continue our program, the output of the program will be printed in the target machine.</text:p>
      <text:p text:style-name="Text_20_body">On Host:</text:p>
      <text:p text:style-name="P2">(gdb) continue</text:p>
      <text:p text:style-name="Text_20_body">On Target:</text:p>
      <text:p text:style-name="P1">Remote debugging from host 192.168.1.20</text:p>
      <text:p text:style-name="P1">Program to calculate power</text:p>
      <text:p text:style-name="P1">0 1</text:p>
      <text:p text:style-name="P1">1 2</text:p>
      <text:p text:style-name="P1">2 4</text:p>
      <text:p text:style-name="P1">3 8</text:p>
      <text:p text:style-name="P1">4 16</text:p>
      <text:p text:style-name="P1">5 32</text:p>
      <text:p text:style-name="P1">6 64</text:p>
      <text:p text:style-name="P1">7 128</text:p>
      <text:p text:style-name="P1">8 256</text:p>
      <text:p text:style-name="P1">9 512</text:p>
      <text:p text:style-name="P1"/>
      <text:p text:style-name="P1">Child exited with status 0</text:p>
      <text:p text:style-name="P2">GDBserver exiting</text:p>
      <text:h text:style-name="Heading_20_3" text:outline-level="3">4. Attach gdb to a Running Process on Target</text:h>
      <text:p text:style-name="Text_20_body">First you have to find the process ID of the running process in target.</text:p>
      <text:p text:style-name="Text_20_body">On Host,</text:p>
      <text:p text:style-name="P2">(gdb) attach 3850</text:p>
      <text:p text:style-name="Text_20_body">Now the gdb will suspend the process 3850 in the target and you can debug the program using normal gdb commands.</text:p>
      <text:h text:style-name="Heading_20_3" text:outline-level="3"><text:soft-page-break/>5. Launch gdbserver in Multi-process Mode</text:h>
      <text:p text:style-name="Text_20_body">In the previous demo, you would have noticed that once the program executed successfully, the gdbserver also got exited. In real-time, you may want to debug multiple programs remotely, and you may not want to start the gdbserver every time with different program names. Do the following to achieve that.</text:p>
      <text:p text:style-name="Text_20_body">On Target, run the gdbserver with –multi and without a program name.</text:p>
      <text:p text:style-name="P1">$ gdbserver --multi localhost:2000</text:p>
      <text:p text:style-name="P2">Listening on port 2000</text:p>
      <text:p text:style-name="Text_20_body">On Host,</text:p>
      <text:p text:style-name="P1">$ gdb</text:p>
      <text:p text:style-name="P1"/>
      <text:p text:style-name="P1">(gdb) target extended-remote 192.168.1.10:2000</text:p>
      <text:p text:style-name="P1">Remote debugging using 192.168.1.10:2000</text:p>
      <text:p text:style-name="P1"/>
      <text:p text:style-name="P1">(gdb) (gdb) set remote exec-file /my_prg</text:p>
      <text:p text:style-name="P1">(gdb) file /my_prg </text:p>
      <text:p text:style-name="P1">Reading symbols from /my_prg...(no debugging symbols found)...done.</text:p>
      <text:p text:style-name="P1">(gdb) b main</text:p>
      <text:p text:style-name="P1">Note: breakpoint 1 also set at pc 0x400550.</text:p>
      <text:p text:style-name="P1">Breakpoint 2 at 0x400550</text:p>
      <text:p text:style-name="P1">(gdb) run</text:p>
      <text:p text:style-name="P1">Starting program: /my_prg</text:p>
      <text:p text:style-name="P2">Breakpoint 1, 0x0000000000400550 in main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5T15:34:36.060223126</meta:creation-date>
    <dc:date>2017-09-05T16:19:18.564434088</dc:date>
    <meta:editing-duration>PT44M40S</meta:editing-duration>
    <meta:editing-cycles>7</meta:editing-cycles>
    <meta:generator>LibreOffice/5.1.6.2$Linux_X86_64 LibreOffice_project/10m0$Build-2</meta:generator>
    <meta:document-statistic meta:table-count="0" meta:image-count="0" meta:object-count="0" meta:page-count="3" meta:paragraph-count="78" meta:word-count="641" meta:character-count="3802" meta:non-whitespace-character-count="3233"/>
  </office:meta>
</office:document-meta>
</file>